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klasy</text:p>
          </table:table-cell>
          <table:table-cell office:value-type="string" calcext:value-type="string">
            <text:p>Kl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 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I 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I 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 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 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I 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II 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I 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 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II 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II 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I 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 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II 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V 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V 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V 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 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V 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54:19.045905351</meta:creation-date>
    <dc:date>2019-10-01T07:54:32.191094139</dc:date>
    <meta:editing-duration>PT13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